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0319b6" officeooo:paragraph-rsid="000319b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5179a" officeooo:paragraph-rsid="0005179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56277" officeooo:paragraph-rsid="0005627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70357" officeooo:paragraph-rsid="0007035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70357" officeooo:paragraph-rsid="000db48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de3fd" officeooo:paragraph-rsid="000de3f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0de3fd" officeooo:paragraph-rsid="000de3f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0de3fd" officeooo:paragraph-rsid="004176d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de3fd" officeooo:paragraph-rsid="000ff7c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0e9fc7" officeooo:paragraph-rsid="000e9fc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12811c" officeooo:paragraph-rsid="00145d9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169e9e" officeooo:paragraph-rsid="00169e9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16de56" officeooo:paragraph-rsid="0016de5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8b944" officeooo:paragraph-rsid="0008b94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26e760" officeooo:paragraph-rsid="007b8b1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2822a0" officeooo:paragraph-rsid="002822a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2822a0" officeooo:paragraph-rsid="007b8b1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3dd729" officeooo:paragraph-rsid="003dd72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4176d3" officeooo:paragraph-rsid="004176d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435364" officeooo:paragraph-rsid="0043536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44f5a4" officeooo:paragraph-rsid="0043536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5d2d3e" officeooo:paragraph-rsid="005d2d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5d2d3e" officeooo:paragraph-rsid="00619ec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7b8b17" officeooo:paragraph-rsid="007b8b1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785aaa" officeooo:paragraph-rsid="00785aa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normal" officeooo:rsid="007d7e26" officeooo:paragraph-rsid="007d7e2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bold" officeooo:rsid="0005179a" officeooo:paragraph-rsid="0005179a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style:text-underline-style="none" fo:font-weight="bold" officeooo:rsid="0005179a" officeooo:paragraph-rsid="000db482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style:text-underline-style="none" fo:font-weight="bold" officeooo:rsid="00056277" officeooo:paragraph-rsid="00056277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style:text-underline-style="none" fo:font-weight="bold" officeooo:rsid="0008b944" officeooo:paragraph-rsid="0008b944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bold" officeooo:rsid="00070357" officeooo:paragraph-rsid="000db482" style:font-size-asian="10.5pt" style:font-weight-asian="bold" style:font-size-complex="12pt" style:font-weight-complex="bold"/>
    </style:style>
    <style:style style:name="P32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070357" officeooo:paragraph-rsid="00435364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style:text-underline-style="none" fo:font-weight="bold" officeooo:rsid="000de3fd" officeooo:paragraph-rsid="000de3fd" style:font-size-asian="10.5pt" style:font-weight-asian="bold" style:font-size-complex="12pt" style:font-weight-complex="bold"/>
    </style:style>
    <style:style style:name="P34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251002" officeooo:paragraph-rsid="0021e50a" style:font-size-asian="10.5pt" style:font-weight-asian="bold" style:font-size-complex="12pt" style:font-weight-complex="bold"/>
    </style:style>
    <style:style style:name="P35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3f0be6" officeooo:paragraph-rsid="003f0be6" style:font-size-asian="10.5pt" style:font-weight-asian="bold" style:font-size-complex="12pt" style:font-weight-complex="bold"/>
    </style:style>
    <style:style style:name="P36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4726f9" officeooo:paragraph-rsid="0047e8a6" style:font-size-asian="10.5pt" style:font-weight-asian="bold" style:font-size-complex="12pt" style:font-weight-complex="bold"/>
    </style:style>
    <style:style style:name="P37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47e8a6" officeooo:paragraph-rsid="0047e8a6" style:font-size-asian="10.5pt" style:font-weight-asian="bold" style:font-size-complex="12pt" style:font-weight-complex="bold"/>
    </style:style>
    <style:style style:name="P38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5f6dbf" officeooo:paragraph-rsid="005f6dbf" style:font-size-asian="10.5pt" style:font-weight-asian="bold" style:font-size-complex="12pt" style:font-weight-complex="bold"/>
    </style:style>
    <style:style style:name="P39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619ec9" officeooo:paragraph-rsid="00619ec9" style:font-size-asian="10.5pt" style:font-weight-asian="bold" style:font-size-complex="12pt" style:font-weight-complex="bold"/>
    </style:style>
    <style:style style:name="P40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54926e" officeooo:paragraph-rsid="00532281" style:font-size-asian="10.5pt" style:font-weight-asian="bold" style:font-size-complex="12pt" style:font-weight-complex="bold"/>
    </style:style>
    <style:style style:name="P41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fo:font-weight="normal" officeooo:paragraph-rsid="0021e50a"/>
    </style:style>
    <style:style style:name="P42" style:family="paragraph" style:parent-style-name="Standard">
      <style:text-properties fo:font-size="20pt" fo:font-weight="bold" officeooo:rsid="000319b6" officeooo:paragraph-rsid="000319b6" style:font-size-asian="20pt" style:font-weight-asian="bold" style:font-size-complex="20pt" style:font-weight-complex="bold"/>
    </style:style>
    <style:style style:name="P43" style:family="paragraph" style:parent-style-name="Standard">
      <style:text-properties fo:font-size="16pt" style:text-underline-style="none" fo:font-weight="bold" officeooo:rsid="000319b6" officeooo:paragraph-rsid="000319b6" fo:background-color="#ffff00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style:text-underline-style="none" fo:font-weight="bold" officeooo:rsid="0005179a" officeooo:paragraph-rsid="0005179a" fo:background-color="#ffff00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style:text-underline-style="none" fo:font-weight="bold" officeooo:rsid="000db482" officeooo:paragraph-rsid="000db482" fo:background-color="#ff0000" style:font-size-asian="16pt" style:font-weight-asian="bold" style:font-size-complex="16pt" style:font-weight-complex="bold"/>
    </style:style>
    <style:style style:name="P46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style:text-underline-style="none" fo:font-weight="bold" officeooo:rsid="003dd729" officeooo:paragraph-rsid="003dd729" fo:background-color="#00cc00" style:font-size-asian="16pt" style:font-weight-asian="bold" style:font-size-complex="16pt" style:font-weight-complex="bold"/>
    </style:style>
    <style:style style:name="P47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style:text-underline-style="none" fo:font-weight="bold" officeooo:rsid="003f0be6" officeooo:paragraph-rsid="003f0be6" style:font-size-asian="16pt" style:font-weight-asian="bold" style:font-size-complex="16pt" style:font-weight-complex="bold"/>
    </style:style>
    <style:style style:name="P48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style:text-underline-style="none" fo:font-weight="bold" officeooo:rsid="00755550" officeooo:paragraph-rsid="00755550" style:font-size-asian="16pt" style:font-weight-asian="bold" style:font-size-complex="16pt" style:font-weight-complex="bold"/>
    </style:style>
    <style:style style:name="P49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style:text-underline-style="none" fo:font-weight="bold" officeooo:rsid="005d2d3e" officeooo:paragraph-rsid="005d2d3e" fo:background-color="#ff33ff" style:font-size-asian="16pt" style:font-weight-asian="bold" style:font-size-complex="16pt" style:font-weight-complex="bold"/>
    </style:style>
    <style:style style:name="P50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style:text-underline-style="none" fo:font-weight="bold" officeooo:rsid="00251002" officeooo:paragraph-rsid="00619ec9" fo:background-color="#3399ff" style:font-size-asian="16pt" style:font-weight-asian="bold" style:font-size-complex="16pt" style:font-weight-complex="bold"/>
    </style:style>
    <style:style style:name="P51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6pt" fo:font-style="italic" style:text-underline-style="solid" style:text-underline-width="auto" style:text-underline-color="font-color" fo:font-weight="bold" officeooo:rsid="003f0be6" officeooo:paragraph-rsid="003f0be6" style:font-size-asian="16pt" style:font-style-asian="italic" style:font-weight-asian="bold" style:font-size-complex="16pt" style:font-style-complex="italic" style:font-weight-complex="bold"/>
    </style:style>
    <style:style style:name="P52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bold" officeooo:rsid="001acac0" officeooo:paragraph-rsid="001acac0" style:font-size-asian="14pt" style:font-weight-asian="bold" style:font-size-complex="14pt" style:font-weight-complex="bold"/>
    </style:style>
    <style:style style:name="P53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bold" officeooo:rsid="0021e50a" officeooo:paragraph-rsid="0021e50a" style:font-size-asian="14pt" style:font-weight-asian="bold" style:font-size-complex="14pt" style:font-weight-complex="bold"/>
    </style:style>
    <style:style style:name="P54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bold" officeooo:rsid="005960a2" officeooo:paragraph-rsid="007b8b17" style:font-size-asian="14pt" style:font-weight-asian="bold" style:font-size-complex="14pt" style:font-weight-complex="bold"/>
    </style:style>
    <style:style style:name="P55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bold" officeooo:rsid="007d7e26" officeooo:paragraph-rsid="007d7e26" style:font-size-asian="14pt" style:font-weight-asian="bold" style:font-size-complex="14pt" style:font-weight-complex="bold"/>
    </style:style>
    <style:style style:name="P56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normal" officeooo:rsid="0020a8c0" officeooo:paragraph-rsid="0020a8c0" style:font-size-asian="14pt" style:font-weight-asian="normal" style:font-size-complex="14pt" style:font-weight-complex="normal"/>
    </style:style>
    <style:style style:name="P57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normal" officeooo:rsid="00433c88" officeooo:paragraph-rsid="00433c88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>
        <style:tab-stops>
          <style:tab-stop style:position="2.5937in"/>
        </style:tab-stops>
      </style:paragraph-properties>
      <style:text-properties fo:font-size="16pt" style:text-underline-style="none" fo:font-weight="bold" officeooo:rsid="0012811c" officeooo:paragraph-rsid="00145d9f" style:font-size-asian="16pt" style:font-weight-asian="bold" style:font-size-complex="16pt" style:font-weight-complex="bold"/>
    </style:style>
    <style:style style:name="P59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normal" officeooo:rsid="006e7bdb" officeooo:paragraph-rsid="007b8b17" style:font-size-asian="14pt" style:font-weight-asian="normal" style:font-size-complex="14pt" style:font-weight-complex="normal"/>
    </style:style>
    <style:style style:name="P60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4pt" style:text-underline-style="none" fo:font-weight="normal" officeooo:rsid="0085fca4" officeooo:paragraph-rsid="0085fca4" style:font-size-asian="14pt" style:font-weight-asian="normal" style:font-size-complex="14pt" style:font-weight-complex="normal"/>
    </style:style>
    <style:style style:name="P61" style:family="paragraph" style:parent-style-name="Standard">
      <style:paragraph-properties>
        <style:tab-stops>
          <style:tab-stop style:position="2.5937in"/>
        </style:tab-stops>
      </style:paragraph-properties>
      <style:text-properties fo:font-size="12pt" style:text-underline-style="none" fo:font-weight="bold" officeooo:rsid="00070357" officeooo:paragraph-rsid="0085fca4" style:font-size-asian="10.5pt" style:font-weight-asian="bold" style:font-size-complex="12pt" style:font-weight-complex="bold"/>
    </style:style>
    <style:style style:name="P62" style:family="paragraph" style:parent-style-name="Standard">
      <style:paragraph-properties>
        <style:tab-stops>
          <style:tab-stop style:position="2.5937in"/>
        </style:tab-stops>
      </style:paragraph-properties>
      <style:text-properties officeooo:paragraph-rsid="0085fca4"/>
    </style:style>
    <style:style style:name="T1" style:family="text">
      <style:text-properties officeooo:rsid="0005179a"/>
    </style:style>
    <style:style style:name="T2" style:family="text">
      <style:text-properties officeooo:rsid="0005627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179a" style:font-weight-asian="bold" style:font-weight-complex="bold"/>
    </style:style>
    <style:style style:name="T5" style:family="text">
      <style:text-properties fo:font-weight="bold" officeooo:rsid="0085fca4" style:font-weight-asian="bold" style:font-weight-complex="bold"/>
    </style:style>
    <style:style style:name="T6" style:family="text">
      <style:text-properties fo:font-weight="bold" fo:background-color="#ffff99" loext:char-shading-value="0" style:font-weight-asian="bold" style:font-weight-complex="bold"/>
    </style:style>
    <style:style style:name="T7" style:family="text">
      <style:text-properties fo:font-weight="bold" fo:background-color="#ffff99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officeooo:rsid="0007035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f5a4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047e8a6" fo:background-color="#ffff00" loext:char-shading-value="0" style:font-weight-asian="normal" style:font-weight-complex="normal"/>
    </style:style>
    <style:style style:name="T14" style:family="text">
      <style:text-properties officeooo:rsid="000bec24"/>
    </style:style>
    <style:style style:name="T15" style:family="text">
      <style:text-properties officeooo:rsid="000ff7c4"/>
    </style:style>
    <style:style style:name="T16" style:family="text">
      <style:text-properties officeooo:rsid="00117662"/>
    </style:style>
    <style:style style:name="T17" style:family="text">
      <style:text-properties officeooo:rsid="00145d9f"/>
    </style:style>
    <style:style style:name="T18" style:family="text">
      <style:text-properties officeooo:rsid="001be27f"/>
    </style:style>
    <style:style style:name="T19" style:family="text">
      <style:text-properties officeooo:rsid="001d99b4"/>
    </style:style>
    <style:style style:name="T20" style:family="text">
      <style:text-properties style:text-underline-style="none" officeooo:rsid="00251002" style:font-size-asian="10.5pt" style:font-weight-asian="normal" style:font-size-complex="12pt" style:font-weight-complex="normal"/>
    </style:style>
    <style:style style:name="T21" style:family="text">
      <style:text-properties style:text-underline-style="none" officeooo:rsid="0021e50a" style:font-size-asian="10.5pt" style:font-weight-asian="normal" style:font-size-complex="12pt" style:font-weight-complex="normal"/>
    </style:style>
    <style:style style:name="T22" style:family="text">
      <style:text-properties style:text-underline-style="none" fo:font-weight="bold" officeooo:rsid="0021e50a" style:font-size-asian="10.5pt" style:font-weight-asian="bold" style:font-size-complex="12pt" style:font-weight-complex="bold"/>
    </style:style>
    <style:style style:name="T23" style:family="text">
      <style:text-properties style:text-underline-style="none" fo:font-weight="bold" officeooo:rsid="00230bc4" style:font-size-asian="10.5pt" style:font-weight-asian="bold" style:font-size-complex="12pt" style:font-weight-complex="bold"/>
    </style:style>
    <style:style style:name="T24" style:family="text">
      <style:text-properties officeooo:rsid="002a8ae1"/>
    </style:style>
    <style:style style:name="T25" style:family="text">
      <style:text-properties officeooo:rsid="002d7e0f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364cf1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7b8b17" style:font-size-asian="14pt" style:font-weight-asian="bold" style:font-size-complex="14pt" style:font-weight-complex="bold"/>
    </style:style>
    <style:style style:name="T29" style:family="text">
      <style:text-properties officeooo:rsid="002fc218"/>
    </style:style>
    <style:style style:name="T30" style:family="text">
      <style:text-properties officeooo:rsid="0033167d"/>
    </style:style>
    <style:style style:name="T31" style:family="text">
      <style:text-properties officeooo:rsid="0037ee20"/>
    </style:style>
    <style:style style:name="T32" style:family="text">
      <style:text-properties officeooo:rsid="00435364"/>
    </style:style>
    <style:style style:name="T33" style:family="text">
      <style:text-properties officeooo:rsid="0044f5a4"/>
    </style:style>
    <style:style style:name="T34" style:family="text">
      <style:text-properties officeooo:rsid="004ed7bc"/>
    </style:style>
    <style:style style:name="T35" style:family="text">
      <style:text-properties officeooo:rsid="0051dd35"/>
    </style:style>
    <style:style style:name="T36" style:family="text">
      <style:text-properties officeooo:rsid="00619ec9"/>
    </style:style>
    <style:style style:name="T37" style:family="text">
      <style:text-properties officeooo:rsid="006415f9"/>
    </style:style>
    <style:style style:name="T38" style:family="text">
      <style:text-properties officeooo:rsid="00663bc4"/>
    </style:style>
    <style:style style:name="T39" style:family="text">
      <style:text-properties officeooo:rsid="007b8b17"/>
    </style:style>
    <style:style style:name="T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1" style:family="text">
      <style:text-properties fo:font-style="italic" style:text-underline-style="solid" style:text-underline-width="auto" style:text-underline-color="font-color" officeooo:rsid="00663bc4" style:font-style-asian="italic" style:font-style-complex="italic"/>
    </style:style>
    <style:style style:name="T42" style:family="text">
      <style:text-properties officeooo:rsid="00820b85"/>
    </style:style>
    <style:style style:name="T43" style:family="text">
      <style:text-properties officeooo:rsid="0085fca4"/>
    </style:style>
    <style:style style:name="T44" style:family="text">
      <style:text-properties fo:font-size="12pt" style:text-underline-style="none" fo:font-weight="bold" officeooo:rsid="0085fca4" style:font-size-asian="10.5pt" style:font-weight-asian="bold" style:font-size-complex="12pt" style:font-weight-complex="bold"/>
    </style:style>
    <style:style style:name="T45" style:family="text">
      <style:text-properties fo:font-size="12pt" style:text-underline-style="none" fo:font-weight="bold" officeooo:rsid="0005179a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UR10 <text:span text:style-name="T16">with End effector</text:span> in Gazebo with Moveit!</text:p>
      <text:p text:style-name="P43">roslaunch ur_gazebo ur<text:span text:style-name="T1">10</text:span>.launch limited:=true</text:p>
      <text:p text:style-name="P2"/>
      <text:p text:style-name="P2"><text:span text:style-name="T3">start gazebo simluated world</text:span> → <text:span text:style-name="T2">include </text:span>gazebo_ros/launch/empty_world.launch →<text:span text:style-name="T17"> /usr/share/gazebo-7/worlds/empty.world</text:span></text:p>
      <text:p text:style-name="P2"/>
      <text:p text:style-name="P2"><text:span text:style-name="T3">send robot urdf to param server</text:span> → <text:span text:style-name="T2">include </text:span><text:s/>ur_description/launch/ur10_upload.launch →<text:span text:style-name="T2"> ur10_robot_urdf.xacro</text:span></text:p>
      <text:p text:style-name="P2"/>
      <text:p text:style-name="P29">push robot_description to factor and spawn robot in gazebo</text:p>
      <text:p text:style-name="P3">create node: spawn_gazebo model…</text:p>
      <text:p text:style-name="P3">include ur_gazebo/launch/controller_utils.launch →<text:span text:style-name="T9"> ur_gazebo/controller/joint_state_controller.yaml</text:span></text:p>
      <text:p text:style-name="P3"/>
      <text:p text:style-name="P1"/>
      <text:p text:style-name="P44">roslaunch ur10_moveit_config ur10_moveit_planning_execution.launch sim:=true limited:=true</text:p>
      <text:p text:style-name="P2"/>
      <text:p text:style-name="P4">remap something</text:p>
      <text:p text:style-name="P4"/>
      <text:p text:style-name="P4"><text:span text:style-name="T3">launch moveit</text:span> → include ur10_moveit_config/launch/move_group.launch →<text:span text:style-name="T14"> planning_context.launch <text:s/>→ urdf, srdf</text:span></text:p>
      <text:p text:style-name="P2"/>
      <text:p text:style-name="P44">roslaunch ur<text:span text:style-name="T9">10</text:span>_moveit_config moveit_rviz.launch config:=true</text:p>
      <text:p text:style-name="P27"/>
      <text:p text:style-name="P30">launch ur10_moveit_config/launch/moveit.rviz</text:p>
      <text:p text:style-name="P30"/>
      <text:p text:style-name="P30">load .yaml file → <text:span text:style-name="T10">ur10_moveit_config/config/kinematics.yaml</text:span></text:p>
      <text:p text:style-name="P14"/>
      <text:p text:style-name="P14"/>
      <text:p text:style-name="P45">File Changed</text:p>
      <text:p text:style-name="P28">ur_description/launch/ur10_upload.launch</text:p>
      <text:p text:style-name="P6">(find ur_description)/urdf/ur10_joint_limited_robot.urdf.xacro <text:span text:style-name="T3">Changed to</text:span> </text:p>
      <text:p text:style-name="P6">(find ur_end_effector)/urdf/caging_end_effector/ur10_caging_end_effector.xacro</text:p>
      <text:p text:style-name="P5"/>
      <text:p text:style-name="P31">ur10_moveit_config/launch/<text:span text:style-name="T14">planning_context.launch</text:span></text:p>
      <text:p text:style-name="P9">(find ur_description)/urdf/ur10_joint_limited_robot.urdf.xacro <text:span text:style-name="T3">Changed to </text:span></text:p>
      <text:p text:style-name="P9">(find ur_end_effector)/urdf/caging_end_effector/ur10_caging_end_effector.xacro</text:p>
      <text:p text:style-name="P5"/>
      <text:p text:style-name="P33">ur10_caging_end_effector.xacro</text:p>
      <text:p text:style-name="P7">changed z to <text:span text:style-name="T15">0.7</text:span></text:p>
      <text:p text:style-name="P7">added joint limit value</text:p>
      <text:p text:style-name="P10">added common stuff (common.gazebo.xacro)</text:p>
      <text:p text:style-name="P58">Modify empty.world <text:span text:style-name="T17">in /usr/share/gazebo-7/worlds/ for adding the cone model</text:span></text:p>
      <text:p text:style-name="P11"/>
      <text:p text:style-name="P13">Create an oblique cone model in /.gazebo/ model/oblique</text:p>
      <text:p text:style-name="P13">sdf defines the geometry, pose of the cone</text:p>
      <text:p text:style-name="P11"/>
      <text:p text:style-name="P12">change empty.world with:</text:p>
      <text:p text:style-name="P12">gksudo gedit /usr/share/gazebo-7/worlds/empty.world</text:p>
      <text:p text:style-name="P12">by adding </text:p>
      <text:p text:style-name="P12"><text:s text:c="4"/>&lt;!-- add oblique cone --&gt;</text:p>
      <text:p text:style-name="P12"><text:s text:c="4"/>&lt;include&gt;</text:p>
      <text:p text:style-name="P12"><text:s text:c="6"/>&lt;uri&gt;model://oblique_cone&lt;/uri&gt;</text:p>
      <text:p text:style-name="P12"><text:s text:c="4"/>&lt;/include&gt;</text:p>
      <text:p text:style-name="P12"/>
      <text:p text:style-name="P52">Add<text:span text:style-name="T18">ed</text:span> <text:span text:style-name="T19">Contact and </text:span>IMU sensor to the SDF of oblique cone</text:p>
      <text:p text:style-name="P56">cone model path: /home/.gazebo/model/oblique_cone</text:p>
      <text:p text:style-name="P57"><text:span text:style-name="T32">(updated) </text:span>model path switch to workspace model path</text:p>
      <text:p text:style-name="P56"/>
      <text:p text:style-name="P56"/>
      <text:p text:style-name="P53">SRDF File: <text:span text:style-name="T35">ur10_moveit_config/config/ur10.srdf</text:span></text:p>
      <text:p text:style-name="P41"><text:span text:style-name="T20">Line 13, 16, 36: </text:span><text:span text:style-name="T22">ee_link</text:span><text:span text:style-name="T21"> </text:span><text:span text:style-name="T20">c</text:span><text:span text:style-name="T21">hanged to </text:span><text:span text:style-name="T23">tcp</text:span><text:span text:style-name="T21"> </text:span></text:p>
      <text:p text:style-name="P40"/>
      <text:p text:style-name="P34"/>
      <text:p text:style-name="P34"/>
      <text:p text:style-name="P49"><text:span text:style-name="T42">Gazebo </text:span>Error Fixed</text:p>
      <text:p text:style-name="P38">GazeboRosControlPlugin missing &lt;legacyModeNS&gt; while using DefaultRobotHWSim, defaults to true.</text:p>
      <text:p text:style-name="P22">universal_robot/ur_description/urdf/common.gazebo.xacro : uncomment robot namespace, robotSimType, add legacyModeNS to true</text:p>
      <text:p text:style-name="P22"/>
      <text:p text:style-name="P39">DefaultRobotHWSim Error → gravity disabled <text:span text:style-name="T37">(cant fix)</text:span></text:p>
      <text:p text:style-name="P23">universal_robot/ur_description/urdf/<text:span text:style-name="T36">ur.transmission.xacro : PositionJointInterface to VelocityJointInterface or add pid gain in ur_gazebo/controller/arm_controller_ur10.yaml</text:span></text:p>
      <text:p text:style-name="P50"/>
      <text:p text:style-name="P16"/>
      <text:p text:style-name="P46">End Effector</text:p>
      <text:p text:style-name="P18"/>
      <text:p text:style-name="P51">caging_end_effector</text:p>
      <text:p text:style-name="P8">ur10_caging_end_effector.xacro</text:p>
      <text:p text:style-name="P24">for:</text:p>
      <text:p text:style-name="P15"><text:span text:style-name="T26">ur10_rocking_walking_test.</text:span><text:span text:style-name="T28">py</text:span>: </text:p>
      <text:p text:style-name="P15">- use original SRDF file for end effector</text:p>
      <text:p text:style-name="P15">- <text:span text:style-name="T25">use oblique_cone_test launched together with world</text:span></text:p>
      <text:p text:style-name="P17">- <text:span text:style-name="T30">hardcoded</text:span> initial cone position</text:p>
      <text:p text:style-name="P17">- <text:span text:style-name="T31">arm z:0.7</text:span></text:p>
      <text:p text:style-name="P17"/>
      <text:p text:style-name="P17"><text:span text:style-name="T26">ur10_rocking_walking_simulat</text:span><text:span text:style-name="T27">i</text:span><text:span text:style-name="T26">on.</text:span><text:span text:style-name="T28">py</text:span>:</text:p>
      <text:p text:style-name="P17">- <text:span text:style-name="T24">use modified SRDF file for end effector</text:span></text:p>
      <text:p text:style-name="P17">- <text:span text:style-name="T29">use oblique_cone spawned by script (no need for modifying empty.world)</text:span></text:p>
      <text:p text:style-name="P17"><text:soft-page-break/><text:span text:style-name="T26">ur10_rocking_walking_simulat</text:span><text:span text:style-name="T27">i</text:span><text:span text:style-name="T26">on.</text:span><text:span text:style-name="T28">py</text:span>:</text:p>
      <text:p text:style-name="P17">- <text:span text:style-name="T24">use modified SRDF file for end effector</text:span></text:p>
      <text:p text:style-name="P17">- <text:span text:style-name="T29">use oblique_cone spawned by script (no need for modifying empty.world)</text:span></text:p>
      <text:p text:style-name="P17"/>
      <text:p text:style-name="P54">period_angle_plot.<text:span text:style-name="T39">py</text:span>:</text:p>
      <text:p text:style-name="P59">Measure period vs angle</text:p>
      <text:p text:style-name="P59"/>
      <text:p text:style-name="P60"><text:span text:style-name="T8">File to changle</text:span>:</text:p>
      <text:p text:style-name="P62"><text:span text:style-name="T45">ur_description/launch/ur10_upload.launch: </text:span><text:span text:style-name="T44">Line 12: </text:span><text:span text:style-name="T45"><text:s/></text:span><text:span text:style-name="T44">caging_end</text:span><text:span text:style-name="T4">_effector/ur10_</text:span><text:span text:style-name="T5">caging_end</text:span><text:span text:style-name="T4">_effector.xacro</text:span></text:p>
      <text:p text:style-name="P62"><text:span text:style-name="T4"/></text:p>
      <text:p text:style-name="P61"><text:span text:style-name="T1">ur10_moveit_config/launch/planning_context.launch: Line 12:</text:span></text:p>
      <text:p text:style-name="P61"><text:span text:style-name="T43">caging_end_effector/ur10_caging_end_effector.xacro</text:span></text:p>
      <text:p text:style-name="P35"/>
      <text:p text:style-name="P47"><text:span text:style-name="T40">tether_cone_</text:span><text:span text:style-name="T41">effector</text:span><text:span text:style-name="T38"> (cant use due to gravity bug)</text:span></text:p>
      <text:p text:style-name="P19">ur10_tether_cone.xacro</text:p>
      <text:p text:style-name="P20">File Changed: </text:p>
      <text:p text:style-name="P20"><text:span text:style-name="T4">ur_description/launch/ur10_upload.launch: </text:span>caging_end_effector <text:span text:style-name="T3">to</text:span> tether_cone_effector</text:p>
      <text:p text:style-name="P32">ur10_moveit_config/launch/<text:span text:style-name="T14">planning_context.launch: </text:span><text:span text:style-name="T11">caging_end_effector </text:span><text:span text:style-name="T33">to </text:span><text:span text:style-name="T11">tether_cone_effector</text:span></text:p>
      <text:p text:style-name="P36"><text:span text:style-name="T34">(no needed) G</text:span>enerate urdf from xacro:<text:span text:style-name="T10"> </text:span><text:span text:style-name="T13">rosrun xacro xacro --inorder -o ur10_tether_cone_effector.urdf ur10_tether_cone_effector.xacro </text:span></text:p>
      <text:p text:style-name="P37">Diplay endeffector:<text:span text:style-name="T10"> </text:span><text:span text:style-name="T12">roslaunch ur_end_effector ur10_tether_cone_effector_display.launch </text:span></text:p>
      <text:p text:style-name="P21"/>
      <text:p text:style-name="P48"><text:span text:style-name="T40">ring_effector</text:span> (connect to cable with ring)</text:p>
      <text:p text:style-name="P25">ur10_ring_effector.xacro</text:p>
      <text:p text:style-name="P26">for:</text:p>
      <text:p text:style-name="P55">cable_cone_test.py:</text:p>
      <text:p text:style-name="P26">test cable connection from end effector to the cone</text:p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21:07:20.092279722</meta:creation-date>
    <dc:date>2020-11-26T14:11:18.521521182</dc:date>
    <meta:editing-duration>P3DT20H17M5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3" meta:paragraph-count="77" meta:word-count="362" meta:character-count="3867" meta:non-whitespace-character-count="3555"/>
  </office:meta>
</office:document-meta>
</file>